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ea9d" officeooo:paragraph-rsid="0015ea9d"/>
    </style:style>
    <style:style style:name="P2" style:family="paragraph" style:parent-style-name="Standard" style:list-style-name="L1">
      <style:text-properties officeooo:rsid="0015ea9d" officeooo:paragraph-rsid="0015ea9d"/>
    </style:style>
    <style:style style:name="P3" style:family="paragraph" style:parent-style-name="Standard">
      <style:text-properties officeooo:rsid="0015ea9d" officeooo:paragraph-rsid="00174a00"/>
    </style:style>
    <style:style style:name="P4" style:family="paragraph" style:parent-style-name="Standard" style:list-style-name="L1">
      <style:text-properties officeooo:paragraph-rsid="0015ea9d"/>
    </style:style>
    <style:style style:name="P5" style:family="paragraph" style:parent-style-name="Standard">
      <style:text-properties officeooo:rsid="001682fa" officeooo:paragraph-rsid="001682fa"/>
    </style:style>
    <style:style style:name="P6" style:family="paragraph" style:parent-style-name="Standard" style:list-style-name="L1">
      <style:text-properties officeooo:rsid="001682fa" officeooo:paragraph-rsid="001682fa"/>
    </style:style>
    <style:style style:name="P7" style:family="paragraph" style:parent-style-name="Standard">
      <style:text-properties officeooo:rsid="00174a00" officeooo:paragraph-rsid="00174a00"/>
    </style:style>
    <style:style style:name="T1" style:family="text">
      <style:text-properties officeooo:rsid="0015ea9d"/>
    </style:style>
    <style:style style:name="T2" style:family="text">
      <style:text-properties officeooo:rsid="001682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>Things to buy-</text:p>
      <text:p text:style-name="P7"/>
      <text:list xml:id="list993678624067060841" text:style-name="L1">
        <text:list-item>
          <text:p text:style-name="P4"><text:span text:style-name="T1">Cricket Balls- <text:s/>20</text:span></text:p>
        </text:list-item>
        <text:list-item>
          <text:p text:style-name="P2">water</text:p>
        </text:list-item>
        <text:list-item>
          <text:p text:style-name="P2">Gatorade</text:p>
        </text:list-item>
        <text:list-item>
          <text:p text:style-name="P2">Samosa</text:p>
        </text:list-item>
        <text:list-item>
          <text:p text:style-name="P2">Scorecard printout</text:p>
        </text:list-item>
        <text:list-item>
          <text:p text:style-name="P6">Trophies</text:p>
        </text:list-item>
      </text:list>
      <text:p text:style-name="P1"/>
      <text:p text:style-name="P7">Teams-</text:p>
      <text:p text:style-name="P7"/>
      <text:p text:style-name="P1">Satuday – 05/12 <text:s/><text:span text:style-name="T2">(Chetan, Bikram, Krish ,Rohini) + Viraj and Abhishek</text:span></text:p>
      <text:p text:style-name="P1"/>
      <text:p text:style-name="P3">Sunday – 05/13 <text:span text:style-name="T2">(Archit, Parshwa, Anmol, Netra) + Viraj and Abhishek</text:span></text:p>
      <text:p text:style-name="P1"/>
      <text:p text:style-name="P3">Saturday – 05/ 19 <text:span text:style-name="T2">(Chetan, Bikram, Krish ,Rohini) + Viraj and Abhishek</text:span></text:p>
      <text:p text:style-name="P1"/>
      <text:p text:style-name="P3">Sunday – 05/20 <text:span text:style-name="T2">(Archit, Parshwa, Anmol, Netra) + Viraj and Abhishek</text:span></text:p>
      <text:p text:style-name="P1"/>
      <text:p text:style-name="P5">Saturday – 05/26 (Chetan, Bikram, Krish ,Rohini) +(Archit, Parshwa, Anmol, Netra)</text:p>
      <text:p text:style-name="P5"/>
      <text:p text:style-name="P5"/>
      <text:p text:style-name="P5">Responsibilities-</text:p>
      <text:p text:style-name="P5"/>
      <text:p text:style-name="P5">1. Ground Setup – Viraj + Team</text:p>
      <text:p text:style-name="P5">2. Water and Gatorade – Team</text:p>
      <text:p text:style-name="P5">3. Samosa – Team</text:p>
      <text:p text:style-name="P5">4. Co-ordinate with Match captains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9:35:04.024419991</meta:creation-date>
    <dc:date>2018-05-04T19:58:43.551663554</dc:date>
    <meta:editing-duration>PT2M58S</meta:editing-duration>
    <meta:editing-cycles>1</meta:editing-cycles>
    <meta:document-statistic meta:table-count="0" meta:image-count="0" meta:object-count="0" meta:page-count="1" meta:paragraph-count="18" meta:word-count="90" meta:character-count="568" meta:non-whitespace-character-count="492"/>
    <meta:generator>LibreOffice/5.1.6.2$Linux_X86_64 LibreOffice_project/10m0$Build-2</meta:generator>
  </office:meta>
</office:document-meta>
</file>